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4"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5" style:family="paragraph" style:parent-style-name="Standard">
      <style:text-properties fo:font-style="normal" style:text-underline-style="none" fo:font-weight="normal" style:font-style-asian="normal" style:font-weight-asian="normal" style:font-style-complex="normal" style:font-weight-complex="normal"/>
    </style:style>
    <style:style style:name="P6" style:family="paragraph" style:parent-style-name="Standard">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7" style:family="paragraph" style:parent-style-name="Standard">
      <style:paragraph-properties fo:text-align="start" style:justify-single-word="false"/>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fo:font-weight="normal" style:font-style-asian="italic" style:font-weight-asian="normal" style:font-style-complex="italic" style:font-weight-complex="normal"/>
    </style:style>
    <style:style style:name="T5" style:family="text">
      <style:text-properties fo:font-style="normal"/>
    </style:style>
    <style:style style:name="T6" style:family="text">
      <style:text-properties fo:font-style="normal" style:font-style-asian="normal" style:font-style-complex="normal"/>
    </style:style>
    <style:style style:name="T7" style:family="text">
      <style:text-properties fo:font-style="normal" style:font-style-asian="normal"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tyle="normal" style:text-underline-style="none" fo:font-weight="normal" style:font-style-asian="normal" style:font-weight-asian="normal" style:font-style-complex="normal" style:font-weight-complex="normal"/>
    </style:style>
    <style:style style:name="T11" style:family="text">
      <style:text-properties fo:font-weight="bold"/>
    </style:style>
    <style:style style:name="T12" style:family="text">
      <style:text-properties style:font-style-asian="normal"/>
    </style:style>
    <style:style style:name="T13" style:family="text">
      <style:text-properties style:font-weight-asian="bold"/>
    </style:style>
    <style:style style:name="T14" style:family="text">
      <style:text-properties style:font-style-complex="normal"/>
    </style:style>
    <style:style style:name="T15" style:family="text">
      <style:text-properties style:font-weight-complex="bold"/>
    </style:style>
    <style:style style:name="T16" style:family="text">
      <style:text-properties style:text-underline-style="none"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att Kempster - Varied Team Round for 12/26/12</text:p>
      <text:p text:style-name="P2"/>
      <text:p text:style-name="P2">TOSS-UP</text:p>
      <text:p text:style-name="P1">1) <text:span text:style-name="T1">Biology </text:span><text:span text:style-name="T3">Short Answer </text:span><text:span text:style-name="T8">Name the phase of meiosis II during which the chromosomes are positioned on the metaphase plate and are attached to the microtubules extending from the centrioles. </text:span></text:p>
      <text:p text:style-name="P1"><text:span text:style-name="T8"/></text:p>
      <text:p text:style-name="P1"><text:span text:style-name="T8">ANSWER: METAPHASE II</text:span></text:p>
      <text:p text:style-name="P1"><text:span text:style-name="T8"/></text:p>
      <text:p text:style-name="P2"><text:span text:style-name="T6">BONUS</text:span></text:p>
      <text:p text:style-name="P1"><text:span text:style-name="T6">1) </text:span><text:span text:style-name="T8">Biology </text:span><text:span text:style-name="T3">Short Answer </text:span><text:span text:style-name="T8">Which of the following four statements is or are TRUE regarding meiosis and mitosis?</text:span></text:p>
      <text:p text:style-name="P1"><text:span text:style-name="T8"><text:tab/>1: In mitosis, synapsis of homologous chromosomes does not occur.</text:span></text:p>
      <text:p text:style-name="P1"><text:span text:style-name="T8"><text:tab/>2: The number of daughter cells in mitosis equals the number of daughter cells of meiosis I.</text:span></text:p>
      <text:p text:style-name="P1"><text:span text:style-name="T8"><text:tab/>3: Meiosis is responsible for asexual and sexual reproduction.</text:span></text:p>
      <text:p text:style-name="P1"><text:span text:style-name="T8"><text:tab/>4: The daughter cells of mitosis have 2n chromosomes each, and the daughter cells of meiosis II <text:tab/> <text:s text:c="3"/>have n chromosomes each.</text:span></text:p>
      <text:p text:style-name="P1"><text:span text:style-name="T8">ANSWER: '1, 2, and 4' or 'All but 3'</text:span></text:p>
      <text:p text:style-name="P1"><text:span text:style-name="T8"/></text:p>
      <text:p text:style-name="P2"><text:span text:style-name="T6">TOSS-UP</text:span></text:p>
      <text:p text:style-name="P1"><text:span text:style-name="T6">2) </text:span><text:span text:style-name="T8">Chemistry </text:span><text:span text:style-name="T3">Multiple Choice </text:span><text:span text:style-name="T8">Which of the following statements about ammonia is FALSE?</text:span></text:p>
      <text:p text:style-name="P1"><text:span text:style-name="T8"><text:tab/>W) Liquid ammonia undergoes much less autoprotolysis than water.</text:span></text:p>
      <text:p text:style-name="P1"><text:span text:style-name="T8"><text:tab/>X) Ammonia is very soluble in water due to NH3 forming hydrogen bonds with H2O.</text:span></text:p>
      <text:p text:style-name="P1"><text:span text:style-name="T8"><text:tab/>Y) Ammonium salts decompose when heated.</text:span></text:p>
      <text:p text:style-name="P1"><text:span text:style-name="T8"><text:tab/>Z) Ammonia is a strong Bronsted base in water.</text:span></text:p>
      <text:p text:style-name="P1"><text:span text:style-name="T8">ANSWER: Z) AMMONIA IS A STRONG BRONSTED BASE IN WATER.</text:span></text:p>
      <text:p text:style-name="P1"><text:span text:style-name="T8"/></text:p>
      <text:p text:style-name="P2"><text:span text:style-name="T6">BONUS</text:span></text:p>
      <text:p text:style-name="P1"><text:span text:style-name="T6">2) </text:span><text:span text:style-name="T8">Chemistry </text:span><text:span text:style-name="T3">Short Answer </text:span><text:span text:style-name="T8">Which of the following three statements regarding the Ostwald process is or are TRUE?</text:span></text:p>
      <text:p text:style-name="P1"><text:span text:style-name="T8"><text:tab/>1: The Ostwald process results in the production of HNO3.</text:span></text:p>
      <text:p text:style-name="P1"><text:span text:style-name="T8"><text:tab/>2: In the first step, ammonia is oxidized and nitrogen's oxidation number increases.</text:span></text:p>
      <text:p text:style-name="P1"><text:span text:style-name="T8"><text:tab/>3: In the second step, nitrogen's oxidation number increases.</text:span></text:p>
      <text:p text:style-name="P1"><text:span text:style-name="T8">ANSWER: '1 and 2' or 'All but 3'.</text:span></text:p>
      <text:p text:style-name="P7"><text:span text:style-name="T7"/></text:p>
      <text:p text:style-name="P2"><text:span text:style-name="T6">TOSS-UP</text:span></text:p>
      <text:p text:style-name="P1"><text:span text:style-name="T6">3) </text:span><text:span text:style-name="T8">Physics </text:span><text:span text:style-name="T3">Multiple Choice </text:span><text:span text:style-name="T8">Which of the following statements regarding circuits is TRUE?</text:span></text:p>
      <text:p text:style-name="P1"><text:span text:style-name="T8"><text:tab/>W) Kirchoff's voltage law states that for every loop in a circuit, the sum of the voltages applied <text:tab/>is 0.</text:span></text:p>
      <text:p text:style-name="P1"><text:span text:style-name="T8"><text:tab/>X) Kirchoff's current law states that for every loop in a circuit, the sum of the currents flowing <text:tab/>is 0.</text:span></text:p>
      <text:p text:style-name="P1"><text:span text:style-name="T8"><text:tab/>Y) Resistances are additive when connected in a combination circuit.</text:span></text:p>
      <text:p text:style-name="P1"><text:span text:style-name="T8"><text:tab/>Z) The energy stored in a capacitor is defined as ½ (Q^2 / V).</text:span></text:p>
      <text:p text:style-name="P1"><text:span text:style-name="T8">ANSWER: W)</text:span></text:p>
      <text:p text:style-name="P1"><text:span text:style-name="T8"/></text:p>
      <text:p text:style-name="P2"><text:span text:style-name="T6">BONUS</text:span></text:p>
      <text:p text:style-name="P1"><text:span text:style-name="T6">3) </text:span><text:span text:style-name="T8">Physics </text:span><text:span text:style-name="T3">Short Answer </text:span><text:span text:style-name="T8">Roger has a 5 microFarad capacitor. Find the energy stored in this capacitor if the voltage applied to it is 5 Volts. </text:span></text:p>
      <text:p text:style-name="P1"><text:span text:style-name="T8">ANSWER: 62.5 mJ (Because E = .5CV^2)</text:span></text:p>
      <text:p text:style-name="P1"><text:span text:style-name="T8"/></text:p>
      <text:p text:style-name="P2"><text:soft-page-break/><text:span text:style-name="T6">TOSS-UP</text:span></text:p>
      <text:p text:style-name="P1"><text:span text:style-name="T6">4) </text:span><text:span text:style-name="T8">Mathematics </text:span><text:span text:style-name="T3">Short Answer </text:span><text:span text:style-name="T8">What is the domain and range of the function defined by g(x) = 1/(x+1) + 2?</text:span></text:p>
      <text:p text:style-name="P1"><text:span text:style-name="T8"/></text:p>
      <text:p text:style-name="P1"><text:span text:style-name="T8">ANSWER: Domain: all reals but -1; range: all reals but 2</text:span></text:p>
      <text:p text:style-name="P1"><text:span text:style-name="T8"/></text:p>
      <text:p text:style-name="P2"><text:span text:style-name="T6">BONUS</text:span></text:p>
      <text:p text:style-name="P1"><text:span text:style-name="T6">4) </text:span><text:span text:style-name="T8">Mathematics </text:span><text:span text:style-name="T3">Short Answer </text:span><text:span text:style-name="T8">The graph f(x) = 3x^2 on the closed interval [0,2] is split at the line x=k such that the areas on both sides of the line are equal. Find k.</text:span></text:p>
      <text:p text:style-name="P1"><text:span text:style-name="T8"/></text:p>
      <text:p text:style-name="P1"><text:span text:style-name="T8">ANSWER: CUBE ROOT OF 4</text:span></text:p>
      <text:p text:style-name="P1"><text:span text:style-name="T8"/></text:p>
      <text:p text:style-name="P2"><text:span text:style-name="T6">TOSS-UP</text:span></text:p>
      <text:p text:style-name="P1"><text:span text:style-name="T6">5) </text:span><text:span text:style-name="T8">Earth and Space Science </text:span><text:span text:style-name="T3">Multiple Choice </text:span><text:span text:style-name="T10">Which of the following statements regarding volcanoes is TRUE?</text:span></text:p>
      <text:p text:style-name="P5"><text:tab/>W) Continued activity from a flank eruption may produce a small parasitic cone.</text:p>
      <text:p text:style-name="P5"><text:tab/>X) Located at the summit of many volcanoes is a steep-walled depression called a vent.</text:p>
      <text:p text:style-name="Standard"><text:span text:style-name="T10"><text:tab/>Y) </text:span>Many secondary vents emit only gases and are called pipes.</text:p>
      <text:p text:style-name="Standard"><text:tab/>Z) Bombs are ejected as hardened lava and blocks are ejected as incandescent lava.</text:p>
      <text:p text:style-name="Standard">ANSWER: W)</text:p>
      <text:p text:style-name="P1"><text:span text:style-name="T8"/></text:p>
      <text:p text:style-name="P2"><text:span text:style-name="T6">BONUS</text:span></text:p>
      <text:p text:style-name="P1"><text:span text:style-name="T6">5) </text:span><text:span text:style-name="T8">Earth and Space Science </text:span><text:span text:style-name="T3">Short Answer </text:span><text:span text:style-name="T8">Denote by number which of the following four statements regarding stratovolcanoes is or are TRUE.</text:span></text:p>
      <text:p text:style-name="P1"><text:span text:style-name="T8"><text:tab/>1: Stratovolcanoes are conical volcanoes made of hardened lava, tephra, and pumice.</text:span></text:p>
      <text:p text:style-name="P1"><text:span text:style-name="T8"><text:tab/>2: Stratovolcanoes are characterized by highly explosive eruptions.</text:span></text:p>
      <text:p text:style-name="P1"><text:span text:style-name="T8"><text:tab/>3: Stratovolcanoes produce highly mafic magma.</text:span></text:p>
      <text:p text:style-name="P1"><text:span text:style-name="T8"><text:tab/>4: Stratovolcanoes are among the most common types of volcanoes.</text:span></text:p>
      <text:p text:style-name="P1"><text:span text:style-name="T8">ANSWER: '1 and 4'</text:span></text:p>
      <text:p text:style-name="P1"><text:span text:style-name="T8"/></text:p>
      <text:p text:style-name="P2"><text:span text:style-name="T6">TOSS-UP</text:span></text:p>
      <text:p text:style-name="P1"><text:span text:style-name="T6">6) </text:span><text:span text:style-name="T8">Biology </text:span><text:span text:style-name="T3">Multiple Choice </text:span><text:span text:style-name="T8">Which of the following statements regarding muscle tissues is TRUE?</text:span></text:p>
      <text:p text:style-name="P1"><text:span text:style-name="T8"><text:tab/>W) Cardiac muscle is striated and is responsible for voluntary movements.</text:span></text:p>
      <text:p text:style-name="P1"><text:span text:style-name="T8"><text:tab/>X) Smooth muscle is not striated and is responsible for involuntary movements.</text:span></text:p>
      <text:p text:style-name="P1"><text:span text:style-name="T8"><text:tab/>Y) Skeletal muscle is striated and is responsible for involuntary movements.</text:span></text:p>
      <text:p text:style-name="P1"><text:span text:style-name="T8"><text:tab/>Z) Skeletal muscle is found in the esophagus, stomach, intestines, and bronchi.</text:span></text:p>
      <text:p text:style-name="P1"><text:span text:style-name="T8">ANSWER: X)</text:span></text:p>
      <text:p text:style-name="P1"><text:span text:style-name="T8"/></text:p>
      <text:p text:style-name="P3">BONUS</text:p>
      <text:p text:style-name="P4">6) <text:span text:style-name="T1">Biology </text:span><text:span text:style-name="T3">Short Answer </text:span><text:span text:style-name="T1">State whether each given animal is a temperature conformer or regulator: river otter, largemouth bass, rotifer, sea turtle, termite.</text:span></text:p>
      <text:p text:style-name="P4"><text:span text:style-name="T1"><text:line-break/>ANSWER: CONFORMER, REGULATOR, REGULATOR, REGULATOR, REGULATOR</text:span></text:p>
      <text:p text:style-name="P4"><text:span text:style-name="T1"/></text:p>
      <text:p text:style-name="P3">TOSS-UP</text:p>
      <text:p text:style-name="P4">7) <text:span text:style-name="T1">Chemistry </text:span><text:span text:style-name="T3">Multiple Choice </text:span><text:span text:style-name="T1">Find the pH of a solution made from .02 M HC2H3O2 and .20 M C2H3O2- that has an acid dissociation constant for HC2H3O2 of 1 x 10^-5.</text:span></text:p>
      <text:p text:style-name="P4"><text:span text:style-name="T1"><text:tab/>W) 4.0</text:span></text:p>
      <text:p text:style-name="P4"><text:span text:style-name="T1"><text:tab/>X) 5.0</text:span></text:p>
      <text:p text:style-name="P4"><text:soft-page-break/><text:span text:style-name="T1"><text:tab/>Y) 6.0</text:span></text:p>
      <text:p text:style-name="P4"><text:span text:style-name="T1"><text:tab/>Z) 7.0</text:span></text:p>
      <text:p text:style-name="P4"><text:span text:style-name="T1">ANSWER: Y) 6.0 (Because -log(10^-5) + log(.20/.02) = 6).</text:span></text:p>
      <text:p text:style-name="P4"><text:span text:style-name="T1"/></text:p>
      <text:p text:style-name="P3">BONUS</text:p>
      <text:p text:style-name="P4">7) <text:span text:style-name="T1">Chemistry </text:span><text:span text:style-name="T3">Short Answer </text:span><text:span text:style-name="T1">Denote by number which of the following four statements is or are TRUE regarding Bronsted-Lowry theory.</text:span></text:p>
      <text:p text:style-name="P4"><text:span text:style-name="T1"><text:tab/>1: A weak acid will be completely dissociated, whereas a strong acid will be partially <text:tab/>dissociated.</text:span></text:p>
      <text:p text:style-name="P4"><text:span text:style-name="T1"><text:tab/>2: All Lewis acids are Bronsted-Lowry acids, but not all Bronsted-Lowry acids are Lewis acids.</text:span></text:p>
      <text:p text:style-name="P4"><text:span text:style-name="T1"><text:tab/>3: The Bronsted-Lowry concept applies to aqueous solutions only.</text:span></text:p>
      <text:p text:style-name="P4"><text:span text:style-name="T1"><text:tab/>4: In the reaction H2O + NH3 ↔ OH- + NH4+, the ammonium ion is the conjugate acid of <text:tab/>ammonia.<text:line-break/>ANSWER: '4 only'</text:span></text:p>
      <text:p text:style-name="P4"><text:span text:style-name="T1"/></text:p>
      <text:p text:style-name="P3">TOSS-UP</text:p>
      <text:p text:style-name="P4">8) <text:span text:style-name="T1">Mathematics </text:span><text:span text:style-name="T3">Short Answer </text:span><text:span text:style-name="T1">Indicate by number which of the following three statements is or are true regarding the quadratic regression model C = -.93F + 85.65F^2.</text:span></text:p>
      <text:p text:style-name="P4"><text:span text:style-name="T1"><text:tab/>1: C is surjective.</text:span></text:p>
      <text:p text:style-name="P4"><text:span text:style-name="T1"><text:tab/>2: C is injective.</text:span></text:p>
      <text:p text:style-name="P4"><text:span text:style-name="T1"><text:tab/>3: d^2C/(dF)^2 = -.93</text:span></text:p>
      <text:p text:style-name="P4"><text:span text:style-name="T1">ANSWER: '2 only'</text:span></text:p>
      <text:p text:style-name="P4"><text:span text:style-name="T1"/></text:p>
      <text:p text:style-name="P3">BONUS</text:p>
      <text:p text:style-name="P4">8) <text:span text:style-name="T1">Mathematics </text:span><text:span text:style-name="T3">Short Answer </text:span><text:span text:style-name="T1">Which of the following is or are TRUE regarding functions?</text:span></text:p>
      <text:p text:style-name="P4"><text:span text:style-name="T1"><text:tab/>1: The derivative of an even function is always even.</text:span></text:p>
      <text:p text:style-name="P4"><text:span text:style-name="T1"><text:tab/>2: In Boolean algebra, 0 AND 1 is 0.</text:span></text:p>
      <text:p text:style-name="P4"><text:span text:style-name="T1"><text:tab/>3: All trigonometric functions are transcendental functions.</text:span></text:p>
      <text:p text:style-name="P4"><text:span text:style-name="T1"><text:tab/>4: li(x) is defined as the integral from 0 to x of dt/ln(t).</text:span></text:p>
      <text:p text:style-name="P4"><text:span text:style-name="T1">ANSWER: '2, 3, and 4' OR 'All but 1'</text:span></text:p>
      <text:p text:style-name="P4"><text:span text:style-name="T1"/></text:p>
      <text:p text:style-name="P3">TOSS-UP</text:p>
      <text:p text:style-name="P4">9) <text:span text:style-name="T1">Physics </text:span><text:span text:style-name="T3">Short Answer </text:span><text:span text:style-name="T1">Preethi is swinging her brother on a 5 meter long rope. The magnitude of the force being exerted on Karthik is 20 Netwons. Find Karthik's torque when the angle between the force vector and Preethi's lever arm vector is 90 degrees.</text:span></text:p>
      <text:p text:style-name="P4"><text:span text:style-name="T1"><text:line-break/>ANSWER: 100 NEWTON METERS</text:span></text:p>
      <text:p text:style-name="P4"><text:span text:style-name="T1"/></text:p>
      <text:p text:style-name="P3">BONUS</text:p>
      <text:p text:style-name="P4">9) <text:span text:style-name="T1">Physics </text:span><text:span text:style-name="T3">Multiple Choice </text:span><text:span text:style-name="T1">Find the torque vector of an objcet that has the force vector (0, 4, 2) and displacement vector (1, 0, 4).</text:span></text:p>
      <text:p text:style-name="P4"><text:span text:style-name="T1"><text:tab/>W) (-16, -2, 4)</text:span></text:p>
      <text:p text:style-name="P4"><text:span text:style-name="T1"><text:tab/>X) (16, 2, -4)</text:span></text:p>
      <text:p text:style-name="P4"><text:span text:style-name="T1"><text:tab/>Y) (16, 2, 4)</text:span></text:p>
      <text:p text:style-name="P4"><text:span text:style-name="T1"><text:tab/>Z) (-16, -2, -4)</text:span></text:p>
      <text:p text:style-name="P4"><text:span text:style-name="T1">ANSWER: W) (-16, -2, 4)</text:span></text:p>
      <text:p text:style-name="P4"><text:span text:style-name="T1"/></text:p>
      <text:p text:style-name="P3">TOSS-UP</text:p>
      <text:p text:style-name="Standard"><text:span text:style-name="T9">10) </text:span><text:span text:style-name="T8">Earth and Space Science </text:span><text:span text:style-name="T2">Multiple Choice </text:span><text:span text:style-name="T6">On the Hertzsprung-Russell Diagram, which of the </text:span><text:soft-page-break/><text:span text:style-name="T6">following is the most accurate location of the instability strip?</text:span></text:p>
      <text:p text:style-name="Standard"><text:span text:style-name="T6"><text:tab/>W) Lower-left</text:span></text:p>
      <text:p text:style-name="Standard"><text:span text:style-name="T6"><text:tab/>X) Lower-right</text:span></text:p>
      <text:p text:style-name="Standard"><text:span text:style-name="T6"><text:tab/>Y) Upper-middle</text:span></text:p>
      <text:p text:style-name="Standard"><text:span text:style-name="T6"><text:tab/>Z) Lower-middle</text:span></text:p>
      <text:p text:style-name="Standard"><text:span text:style-name="T6">ANSWER: Y) UPPER-MIDDLE</text:span></text:p>
      <text:p text:style-name="P4"><text:span text:style-name="T3"/></text:p>
      <text:p text:style-name="P3">BONUS</text:p>
      <text:p text:style-name="P4">10) <text:span text:style-name="T1">Earth and Space Science </text:span><text:span text:style-name="T4">Short Answer </text:span><text:span text:style-name="T16">Which of the following four statements regarding white dwarves is or are TRUE?</text:span></text:p>
      <text:p text:style-name="P5"><text:tab/>1: White dwarves are thought to be the final evolutionary state of 97% of stars in our galaxy</text:p>
      <text:p text:style-name="P5"><text:tab/>2: The maximum mass for a non-rotating white dwarf is approximately .7 solar masses.</text:p>
      <text:p text:style-name="P5"><text:tab/>3: A white dwarf that approaches the Chandrasekhar limit might explode as a Type 1b supernova via a helium flash.</text:p>
      <text:p text:style-name="P5"><text:tab/>4: Black dwarves are thought to result from white dwarves, but none are thought to exist yet.</text:p>
      <text:p text:style-name="P6"><text:span text:style-name="T1">ANSWER: '1 and 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att Kempster</meta:initial-creator>
    <meta:creation-date>2012-12-23T14:49:42.34</meta:creation-date>
    <meta:document-statistic meta:table-count="0" meta:image-count="0" meta:object-count="0" meta:page-count="4" meta:paragraph-count="114" meta:word-count="1129" meta:character-count="6620"/>
    <dc:date>2012-12-25T20:39:57.80</dc:date>
    <dc:creator>Matt Kempster</dc:creator>
    <meta:editing-duration>PT00H10M14S</meta:editing-duration>
    <meta:editing-cycles>1</meta:editing-cycles>
    <meta:generator>OpenOffice.org/3.1$Win32 OpenOffice.org_project/310m19$Build-9420</meta:generator>
  </office:meta>
</office:document-meta>
</file>